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AULLO SAMANEZ, ALE SANDR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JESUS INFANTA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ISCO</text:span></text:p>
      <text:p text:style-name="P6"/>
      <text:p text:style-name="P6">Recojo: <text:span text:style-name="T3">PAULLO SAMANEZ, ALE SANDR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9:11:1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